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4c4c4c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cm" svg:x="0.05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6cm" svg:x="6.05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12.05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0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12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0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12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1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7:44:44</meta:creation-date>
    <dc:date>2013-04-17T18:55:17</dc:date>
    <dc:creator>erik wienhold</dc:creator>
    <meta:editing-duration>PT7S</meta:editing-duration>
    <meta:editing-cycles>3</meta:editing-cycles>
    <meta:generator>LibreOffice/3.5$Linux_X86_64 LibreOffice_project/350m1$Build-2</meta:generator>
    <meta:document-statistic meta:object-count="10"/>
  </office:meta>
</office:document-meta>
</file>